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5346in"/>
    </style:style>
    <style:style style:name="co6" style:family="table-column">
      <style:table-column-properties fo:break-before="auto" style:column-width="1.45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A21:Sheet2.A21 Sheet2.B21:Sheet2.W21 Sheet2.A22:Sheet2.A22 Sheet2.B22:Sheet2.W22 Sheet2.A23:Sheet2.A23 Sheet2.B23:Sheet2.W23 Sheet2.A24:Sheet2.A24 Sheet2.B24:Sheet2.W24 Sheet2.A25:Sheet2.A25 Sheet2.B25:Sheet2.W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office:value-type="string" calcext:value-type="string">
            <text:p>Chrome 94</text:p>
          </table:table-cell>
          <table:table-cell office:value-type="string" calcext:value-type="string">
            <text:p>Chrome 95</text:p>
          </table:table-cell>
          <table:table-cell office:value-type="string" calcext:value-type="string">
            <text:p>Chrome 96</text:p>
          </table:table-cell>
          <table:table-cell office:value-type="string" calcext:value-type="string">
            <text:p>Chrome 97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7.2" calcext:value-type="float">
            <text:p>77.2</text:p>
          </table:table-cell>
          <table:table-cell table:style-name="ce3" table:number-columns-repeated="37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table:number-columns-repeated="37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2" calcext:value-type="float">
            <text:p>153.2</text:p>
          </table:table-cell>
          <table:table-cell office:value-type="float" office:value="155" calcext:value-type="float">
            <text:p>155</text:p>
          </table:table-cell>
          <table:table-cell office:value-type="float" office:value="155.3" calcext:value-type="float">
            <text:p>155.3</text:p>
          </table:table-cell>
          <table:table-cell office:value-type="float" office:value="157.1" calcext:value-type="float">
            <text:p>157.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49.8" calcext:value-type="float">
            <text:p>49.8</text:p>
          </table:table-cell>
          <table:table-cell office:value-type="float" office:value="49.2" calcext:value-type="float">
            <text:p>49.2</text:p>
          </table:table-cell>
          <table:table-cell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20.8" calcext:value-type="float">
            <text:p>20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table:number-columns-repeated="37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office:value-type="float" office:value="756.8" calcext:value-type="float">
            <text:p>756.8</text:p>
          </table:table-cell>
          <table:table-cell table:style-name="ce3" office:value-type="float" office:value="773.9" calcext:value-type="float">
            <text:p>773.9</text:p>
          </table:table-cell>
          <table:table-cell table:style-name="ce3" office:value-type="float" office:value="790.3" calcext:value-type="float">
            <text:p>790.3</text:p>
          </table:table-cell>
          <table:table-cell table:style-name="ce3" office:value-type="float" office:value="758.8" calcext:value-type="float">
            <text:p>758.8</text:p>
          </table:table-cell>
          <table:table-cell table:style-name="ce3" table:number-columns-repeated="37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8" calcext:value-type="float">
            <text:p>172.8</text:p>
          </table:table-cell>
          <table:table-cell office:value-type="float" office:value="174.3" calcext:value-type="float">
            <text:p>174.3</text:p>
          </table:table-cell>
          <table:table-cell office:value-type="float" office:value="177.2" calcext:value-type="float">
            <text:p>177.2</text:p>
          </table:table-cell>
          <table:table-cell office:value-type="float" office:value="170.7" calcext:value-type="float">
            <text:p>170.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office:value-type="float" office:value="93.8" calcext:value-type="float">
            <text:p>93.8</text:p>
          </table:table-cell>
          <table:table-cell office:value-type="float" office:value="47.8" calcext:value-type="float">
            <text:p>47.8</text:p>
          </table:table-cell>
          <table:table-cell office:value-type="float" office:value="49.9" calcext:value-type="float">
            <text:p>49.9</text:p>
          </table:table-cell>
          <table:table-cell office:value-type="float" office:value="49.6" calcext:value-type="float">
            <text:p>49.6</text:p>
          </table:table-cell>
          <table:table-cell table:number-columns-repeated="3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office:value-type="string" calcext:value-type="string">
            <text:p>Chrome 94 F34</text:p>
          </table:table-cell>
          <table:table-cell office:value-type="string" calcext:value-type="string">
            <text:p>Chrome 95 F34</text:p>
          </table:table-cell>
          <table:table-cell office:value-type="string" calcext:value-type="string">
            <text:p>Chrome 96 F34</text:p>
          </table:table-cell>
          <table:table-cell office:value-type="string" calcext:value-type="string">
            <text:p>Chrome 97 F3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formula="of:=[.X3]/[.$F$3]" office:value-type="float" office:value="0.948928771402469" calcext:value-type="float">
            <text:p>0.948928771402469</text:p>
          </table:table-cell>
          <table:table-cell table:formula="of:=[.Y3]/[.$F$3]" office:value-type="float" office:value="0.960716706450948" calcext:value-type="float">
            <text:p>0.960716706450948</text:p>
          </table:table-cell>
          <table:table-cell table:formula="of:=[.Z3]/[.$F$3]" office:value-type="float" office:value="0.978398609023664" calcext:value-type="float">
            <text:p>0.978398609023664</text:p>
          </table:table-cell>
          <table:table-cell table:formula="of:=[.AA3]/[.$F$3]" office:value-type="float" office:value="0.910028585742493" calcext:value-type="float">
            <text:p>0.91002858574249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formula="of:=[.X4]/[.$F$4]" office:value-type="float" office:value="1.0248688272956" calcext:value-type="float">
            <text:p>1.0248688272956</text:p>
          </table:table-cell>
          <table:table-cell table:formula="of:=[.Y4]/[.$F$4]" office:value-type="float" office:value="0.92798487209567" calcext:value-type="float">
            <text:p>0.92798487209567</text:p>
          </table:table-cell>
          <table:table-cell table:formula="of:=[.Z4]/[.$F$4]" office:value-type="float" office:value="0.931486701801691" calcext:value-type="float">
            <text:p>0.931486701801691</text:p>
          </table:table-cell>
          <table:table-cell table:formula="of:=[.AA4]/[.$F$4]" office:value-type="float" office:value="0.924483042389649" calcext:value-type="float">
            <text:p>0.92448304238964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formula="of:=[.X8]/[.$F$8]" office:value-type="float" office:value="0.577583079885041" calcext:value-type="float">
            <text:p>0.577583079885041</text:p>
          </table:table-cell>
          <table:table-cell table:formula="of:=[.Y8]/[.$F$8]" office:value-type="float" office:value="0.569212310611345" calcext:value-type="float">
            <text:p>0.569212310611345</text:p>
          </table:table-cell>
          <table:table-cell table:formula="of:=[.Z8]/[.$F$8]" office:value-type="float" office:value="0.580373336309607" calcext:value-type="float">
            <text:p>0.580373336309607</text:p>
          </table:table-cell>
          <table:table-cell table:formula="of:=[.AA8]/[.$F$8]" office:value-type="float" office:value="0.544100002790256" calcext:value-type="float">
            <text:p>0.54410000279025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formula="of:=[.X9]/[.$F$9]" office:value-type="float" office:value="0.864347273902606" calcext:value-type="float">
            <text:p>0.864347273902606</text:p>
          </table:table-cell>
          <table:table-cell table:formula="of:=[.Y9]/[.$F$9]" office:value-type="float" office:value="0.883877319335659" calcext:value-type="float">
            <text:p>0.883877319335659</text:p>
          </table:table-cell>
          <table:table-cell table:formula="of:=[.Z9]/[.$F$9]" office:value-type="float" office:value="0.902607889224669" calcext:value-type="float">
            <text:p>0.902607889224669</text:p>
          </table:table-cell>
          <table:table-cell table:formula="of:=[.AA9]/[.$F$9]" office:value-type="float" office:value="0.866631489742729" calcext:value-type="float">
            <text:p>0.866631489742729</text:p>
          </table:table-cell>
          <table:table-cell table:number-columns-repeated="4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0:13:56.650467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2-01-06T10:29:20.979781140</dc:date>
    <meta:editing-duration>PT7H29M49S</meta:editing-duration>
    <meta:editing-cycles>29</meta:editing-cycles>
    <meta:generator>LibreOffice/7.2.4.1$Linux_X86_64 LibreOffice_project/20$Build-1</meta:generator>
    <meta:document-statistic meta:table-count="2" meta:cell-count="41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A15:Sheet2.E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A21:Sheet2.W25" chart:data-source-has-labels="both" svg:x="1.055cm" svg:y="1.643cm" svg:width="13.228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W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W22" chart:label-cell-address="Sheet2.A22:Sheet2.A22" chart:class="chart:line">
            <chart:data-point chart:repeated="22"/>
          </chart:series>
          <chart:series chart:style-name="ch9" chart:values-cell-range-address="Sheet2.B23:Sheet2.W23" chart:label-cell-address="Sheet2.A23:Sheet2.A23" chart:class="chart:line">
            <chart:data-point chart:repeated="22"/>
          </chart:series>
          <chart:series chart:style-name="ch10" chart:values-cell-range-address="Sheet2.B24:Sheet2.W24" chart:label-cell-address="Sheet2.A24:Sheet2.A24" chart:class="chart:line">
            <chart:data-point chart:repeated="22"/>
          </chart:series>
          <chart:series chart:style-name="ch11" chart:values-cell-range-address="Sheet2.B25:Sheet2.W25" chart:label-cell-address="Sheet2.A25:Sheet2.A25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W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  <table:table-cell office:value-type="string">
                <text:p>Chrome 94 F34</text:p>
              </table:table-cell>
              <table:table-cell office:value-type="string">
                <text:p>Chrome 95 F34</text:p>
              </table:table-cell>
              <table:table-cell office:value-type="string">
                <text:p>Chrome 96 F34</text:p>
              </table:table-cell>
              <table:table-cell office:value-type="string">
                <text:p>Chrome 97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W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  <table:table-cell office:value-type="float" office:value="0.948928771402469">
                <text:p>0.948928771402469</text:p>
              </table:table-cell>
              <table:table-cell office:value-type="float" office:value="0.960716706450948">
                <text:p>0.960716706450948</text:p>
              </table:table-cell>
              <table:table-cell office:value-type="float" office:value="0.978398609023664">
                <text:p>0.978398609023664</text:p>
              </table:table-cell>
              <table:table-cell office:value-type="float" office:value="0.910028585742493">
                <text:p>0.910028585742493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W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  <table:table-cell office:value-type="float" office:value="1.0248688272956">
                <text:p>1.0248688272956</text:p>
              </table:table-cell>
              <table:table-cell office:value-type="float" office:value="0.92798487209567">
                <text:p>0.92798487209567</text:p>
              </table:table-cell>
              <table:table-cell office:value-type="float" office:value="0.931486701801691">
                <text:p>0.931486701801691</text:p>
              </table:table-cell>
              <table:table-cell office:value-type="float" office:value="0.924483042389649">
                <text:p>0.924483042389649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W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  <table:table-cell office:value-type="float" office:value="0.577583079885041">
                <text:p>0.577583079885041</text:p>
              </table:table-cell>
              <table:table-cell office:value-type="float" office:value="0.569212310611345">
                <text:p>0.569212310611345</text:p>
              </table:table-cell>
              <table:table-cell office:value-type="float" office:value="0.580373336309607">
                <text:p>0.580373336309607</text:p>
              </table:table-cell>
              <table:table-cell office:value-type="float" office:value="0.544100002790256">
                <text:p>0.544100002790256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W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  <table:table-cell office:value-type="float" office:value="0.864347273902606">
                <text:p>0.864347273902606</text:p>
              </table:table-cell>
              <table:table-cell office:value-type="float" office:value="0.883877319335659">
                <text:p>0.883877319335659</text:p>
              </table:table-cell>
              <table:table-cell office:value-type="float" office:value="0.902607889224669">
                <text:p>0.902607889224669</text:p>
              </table:table-cell>
              <table:table-cell office:value-type="float" office:value="0.866631489742729">
                <text:p>0.8666314897427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1:Sheet2.S25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